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er_slate_char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56504955134481" calcext:value-type="float">
            <text:p>0.356504955134481</text:p>
          </table:table-cell>
          <table:table-cell office:value-type="float" office:value="0.567474049645404" calcext:value-type="float">
            <text:p>0.567474049645404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6998710113997" calcext:value-type="float">
            <text:p>0.186998710113997</text:p>
          </table:table-cell>
          <table:table-cell office:value-type="float" office:value="0.320330967056118" calcext:value-type="float">
            <text:p>0.320330967056118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22719448827825" calcext:value-type="float">
            <text:p>0.322719448827825</text:p>
          </table:table-cell>
          <table:table-cell office:value-type="float" office:value="0.325301209618335" calcext:value-type="float">
            <text:p>0.325301209618335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15627679528939" calcext:value-type="float">
            <text:p>0.615627679528939</text:p>
          </table:table-cell>
          <table:table-cell table:style-name="ce2" office:value-type="float" office:value="0.983725128157937" calcext:value-type="float">
            <text:p>0.983725128157937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633903961310379" calcext:value-type="float">
            <text:p>0.633903961310379</text:p>
          </table:table-cell>
          <table:table-cell office:value-type="float" office:value="0.970414195373435" calcext:value-type="float">
            <text:p>0.970414195373435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8633664066369" calcext:value-type="float">
            <text:p>0.58633664066369</text:p>
          </table:table-cell>
          <table:table-cell office:value-type="float" office:value="0.983666075089024" calcext:value-type="float">
            <text:p>0.983666075089024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 table:style-name="Default" table:formula="of:=MAX([.F2:.F7])" office:value-type="float" office:value="0.633903961310379" calcext:value-type="float">
            <text:p>0.633903961310379</text:p>
          </table:table-cell>
          <table:table-cell table:style-name="Default" table:formula="of:=MAX([.G2:.G7])" office:value-type="float" office:value="0.983725128157937" calcext:value-type="float">
            <text:p>0.983725128157937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2T10:21:07.710015520</dc:date>
    <meta:editing-duration>PT57S</meta:editing-duration>
    <meta:editing-cycles>2</meta:editing-cycles>
    <meta:generator>LibreOffice/6.0.7.3$Linux_X86_64 LibreOffice_project/00m0$Build-3</meta:generator>
    <meta:document-statistic meta:table-count="1" meta:cell-count="71" meta:object-count="0"/>
  </office:meta>
</office:document-meta>
</file>